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top="0.1665in" fo:margin-bottom="0.1665in" loext:contextual-spacing="false" fo:line-height="100%"/>
    </style:style>
    <style:style style:name="P7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8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9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13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14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5" style:family="paragraph" style:parent-style-name="Standard" style:list-style-name="WWNum7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6" style:family="paragraph" style:parent-style-name="Standard" style:list-style-name="WWNum6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7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8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9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20" style:family="paragraph" style:parent-style-name="Standard" style:list-style-name="WWNum8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>
      <style:paragraph-properties fo:break-before="auto" fo:break-after="auto"/>
    </style:style>
    <style:style style:name="P26" style:family="paragraph" style:parent-style-name="Heading_20_1" style:list-style-name="WWNum5"/>
    <style:style style:name="P27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 style:font-weight-complex="normal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font-size="14pt" style:font-size-asian="14pt" style:font-size-complex="14pt"/>
    </style:style>
    <style:style style:name="T8" style:family="text">
      <style:text-properties fo:font-variant="small-caps" fo:color="#669966" fo:font-size="14pt" style:font-size-asian="14pt" style:font-size-complex="14pt"/>
    </style:style>
    <style:style style:name="T9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bookmark text:name="_aczyuw2yex2w"/><text:span text:style-name="T1">Sistemas Informáticos</text:span><text:span text:style-name="T2"><text:line-break/></text:span><text:span text:style-name="T3">Unidad 07. Actividades 01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es: Sergi García, Alfredo Oltra</text:span><draw:frame draw:style-name="fr3" draw:name="image3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Noviembre 2025</text:span></text:p>
      <text:p text:style-name="P5"/>
      <text:p text:style-name="P4"><text:span text:style-name="T6">Unidad 07. Actividades no evaluables 01</text:span></text:p>
      <text:list xml:id="list1883624388" text:style-name="WWNum5">
        <text:list-item>
          <text:p text:style-name="P26"><text:bookmark text:name="_aah0xplyzf3j"/>Ejercicio 01</text:p>
        </text:list-item>
      </text:list>
      <text:p text:style-name="P6">¿Cuál es la función de la batería que se encuentra en la placa base? ¿Qué ocurre cuando se agota?</text:p>
      <text:list xml:id="list72713667058856" text:continue-numbering="true" text:style-name="WWNum5">
        <text:list-item>
          <text:p text:style-name="P26"><text:bookmark text:name="_6ugik635vst"/>Ejercicio 02</text:p>
        </text:list-item>
      </text:list>
      <text:p text:style-name="P6">En la documentación se han mencionado algunos conectores internos, pero hay otros de los que no se ha hablado. Por ejemplo, algunas placas base tienen un conector WOL. ¿Puedes describirlo e indicar cuál es su función?</text:p>
      <text:list xml:id="list72712904280166" text:continue-numbering="true" text:style-name="WWNum5">
        <text:list-item>
          <text:p text:style-name="P26"><text:bookmark text:name="_e6okwqg2g55b"/>Ejercicio 03</text:p>
        </text:list-item>
      </text:list>
      <text:p text:style-name="P6">Siguiendo con la pregunta anterior, existen otros conectores internos, como los puertos I/O: IDE, FDD, SATA, USB, FireWire. Infórmate sobre ellos incluyendo:</text:p>
      <text:list xml:id="list2788766503" text:style-name="WWNum4">
        <text:list-item>
          <text:p text:style-name="P7">Forma (con foto si es posible).</text:p>
        </text:list-item>
        <text:list-item>
          <text:p text:style-name="P14">Serigrafía en la placa base.</text:p>
        </text:list-item>
        <text:list-item>
          <text:p text:style-name="P14">Qué dispositivos conectan.</text:p>
        </text:list-item>
        <text:list-item>
          <text:p text:style-name="P14">Qué velocidades soportan.</text:p>
        </text:list-item>
      </text:list>
      <text:list xml:id="list72711971570656" text:continue-list="list72712904280166" text:style-name="WWNum5">
        <text:list-item>
          <text:p text:style-name="P26"><text:bookmark text:name="_dsts6wevorfl"/>Ejercicio 04</text:p>
        </text:list-item>
      </text:list>
      <text:p text:style-name="P6"><text:span text:style-name="T10">¿Cuál es la diferencia entre suspender e hibernar un ordenador? ¿Y entre un reinicio en caliente (warm start) y un reinicio en frío (cold start)?<text:line-break/></text:span> → <text:span text:style-name="T11">Debate en el foro sobre estas formas de apagado y reinicio con sus ventajas e inconvenientes.</text:span></text:p>
      <text:list xml:id="list72713448558482" text:continue-numbering="true" text:style-name="WWNum5">
        <text:list-item>
          <text:p text:style-name="P26"><text:bookmark text:name="_158vxo76glgd"/><text:soft-page-break/>Ejercicio 05</text:p>
        </text:list-item>
      </text:list>
      <text:p text:style-name="P6"><text:span text:style-name="T10">¿Cuándo se produce una transmisión en paralelo y cuándo en serie? Defínelo.<text:line-break/></text:span> → <text:span text:style-name="T11">Comparte tu opinión fundamentada sobre cuál es más rápida en el foro.</text:span></text:p>
      <text:list xml:id="list72713622579175" text:continue-numbering="true" text:style-name="WWNum5">
        <text:list-item>
          <text:p text:style-name="P26"><text:bookmark text:name="_19895thgkj3t"/>Ejercicio 06</text:p>
        </text:list-item>
      </text:list>
      <text:p text:style-name="P6"><text:span text:style-name="T10">Busca una placa base para procesadores Intel y otra para procesadores AMD. </text:span><text:s/>Responde a:</text:p>
      <text:list xml:id="list2646446494" text:style-name="WWNum7">
        <text:list-item>
          <text:p text:style-name="P8">¿Qué <text:span text:style-name="T10">chipset</text:span> incorpora cada una?</text:p>
        </text:list-item>
        <text:list-item>
          <text:p text:style-name="P15">¿Qué características tiene cada una?</text:p>
        </text:list-item>
      </text:list>
      <text:list xml:id="list72712323421774" text:continue-list="list72713622579175" text:style-name="WWNum5">
        <text:list-item>
          <text:p text:style-name="P26"><text:bookmark text:name="_2wbgmpmue6pb"/>Ejercicio 07</text:p>
        </text:list-item>
      </text:list>
      <text:p text:style-name="P6"><text:span text:style-name="T10">Para cada una de las placas base que seleccionaste en el ejercicio anterior (Intel y AMD):</text:span></text:p>
      <text:list xml:id="list1181073635" text:style-name="WWNum6">
        <text:list-item>
          <text:p text:style-name="P9">¿Qué distribución de memoria harías?</text:p>
        </text:list-item>
        <text:list-item>
          <text:p text:style-name="P16">¿Qué tipo de memoria usarías?</text:p>
        </text:list-item>
        <text:list-item>
          <text:p text:style-name="P16">¿Se podrían usar módulos <text:span text:style-name="T10">ECC</text:span>?</text:p>
        </text:list-item>
        <text:list-item>
          <text:p text:style-name="P16">¿Cuál sería el coste aproximado (€)?</text:p>
        </text:list-item>
      </text:list>
      <text:list xml:id="list72713215917754" text:continue-list="list72712323421774" text:style-name="WWNum5">
        <text:list-item>
          <text:p text:style-name="P26"><text:bookmark text:name="_ax6l5pyl0bso"/>Ejercicio 08</text:p>
        </text:list-item>
      </text:list>
      <text:p text:style-name="P6"><text:span text:style-name="T10">Para cada una de las placas base seleccionadas en el ejercicio 6, indica la ubicación de:</text:span></text:p>
      <text:list xml:id="list2691663514" text:style-name="WWNum3">
        <text:list-item>
          <text:p text:style-name="P10">Procesador (CPU).</text:p>
        </text:list-item>
        <text:list-item>
          <text:p text:style-name="P17"><text:span text:style-name="T10">Puente norte (Northbridge) y Puente sur (Southbridge), o si solo tienen un Chipset, el chipset adecuado.</text:span></text:p>
        </text:list-item>
        <text:list-item>
          <text:p text:style-name="P17">BIOS o UEFI.</text:p>
        </text:list-item>
      </text:list>
      <text:list xml:id="list72712961694187" text:continue-list="list72713215917754" text:style-name="WWNum5">
        <text:list-item>
          <text:p text:style-name="P26"><text:bookmark text:name="_yluirsukofk3"/>Ejercicio 09</text:p>
        </text:list-item>
      </text:list>
      <text:p text:style-name="P6"><text:span text:style-name="T10">Responde a las siguientes preguntas:</text:span></text:p>
      <text:list xml:id="list3039695293" text:style-name="WWNum1">
        <text:list-item>
          <text:p text:style-name="P11">Definición física de un procesador y funciones.</text:p>
        </text:list-item>
        <text:list-item>
          <text:p text:style-name="P18">¿Cómo funciona una arquitectura de doble núcleo (dual-core)?</text:p>
        </text:list-item>
        <text:list-item>
          <text:p text:style-name="P18">Diferencias entre un sistema <text:span text:style-name="T10">multinúcleo</text:span> (multicore) y un sistema <text:span text:style-name="T10">multiprocesador</text:span>.</text:p>
        </text:list-item>
        <text:list-item>
          <text:p text:style-name="P18">¿Cuáles son los elementos de una CPU de doble núcleo?<text:line-break/> → <text:span text:style-name="T11">Haz un esquema o diagrama.</text:span></text:p>
        </text:list-item>
      </text:list>
      <text:list xml:id="list72712258957013" text:continue-list="list72712961694187" text:style-name="WWNum5">
        <text:list-item>
          <text:p text:style-name="P26"><text:bookmark text:name="_xpufnugbihfy"/>Ejercicio 10</text:p>
        </text:list-item>
      </text:list>
      <text:p text:style-name="P6"><text:span text:style-name="T10">Analiza las distintas formas de refrigeración que puede tener un procesador:</text:span></text:p>
      <text:list xml:id="list739932215" text:style-name="WWNum2">
        <text:list-item>
          <text:p text:style-name="P12">¿Qué es un disipador de calor (<text:span text:style-name="T10">heatsink</text:span>)?</text:p>
        </text:list-item>
        <text:list-item>
          <text:p text:style-name="P19"><text:soft-page-break/>¿Por qué tiene esa forma?</text:p>
        </text:list-item>
        <text:list-item>
          <text:p text:style-name="P19">¿El ventilador puede cambiar su velocidad?</text:p>
        </text:list-item>
        <text:list-item>
          <text:p text:style-name="P19">¿Cómo detecta que debe girar más rápido?</text:p>
        </text:list-item>
      </text:list>
      <text:list xml:id="list72712593575898" text:continue-list="list72712258957013" text:style-name="WWNum5">
        <text:list-item>
          <text:p text:style-name="P26"><text:bookmark text:name="_l6bw85305xrw"/>Ejercicio 11</text:p>
        </text:list-item>
      </text:list>
      <text:p text:style-name="P6"><text:span text:style-name="T10">Descarga la aplicación Everest, AIDA64 u otra similar y analiza tu ordenador.<text:line-break/></text:span> → <text:span text:style-name="T11">Crea una tabla en la que aparezcan todos los elementos estudiados hasta ahora y compártela en el foro.</text:span></text:p>
      <text:list xml:id="list72712662457184" text:continue-numbering="true" text:style-name="WWNum5">
        <text:list-item>
          <text:p text:style-name="P26"><text:bookmark text:name="_dbh0n1vac4c8"/>Ejercicio 12</text:p>
        </text:list-item>
      </text:list>
      <text:p text:style-name="P6"><text:span text:style-name="T10">Conocer un poco de historia ayuda a contextualizar.</text:span></text:p>
      <text:list xml:id="list2237251236" text:style-name="WWNum8">
        <text:list-item>
          <text:p text:style-name="P13">Haz una <text:span text:style-name="T10">cronología de los microprocesadores para PC</text:span>, comenzando por el <text:span text:style-name="T10">Intel 8088</text:span>.</text:p>
        </text:list-item>
        <text:list-item>
          <text:p text:style-name="P20">¿Qué es la <text:span text:style-name="T10">Ley de Moore</text:span>?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4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38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39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40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41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42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43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44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45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<text:tab/><text:tab/>Unidad 07. Hardware</text:span></text:p>
      </style:header>
      <style:footer>
        <text:p text:style-name="MP4"><text:span text:style-name="MT1">CFGS DAM/DAW<text:tab/><text:tab/>Unidad 07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54" meta:word-count="490" meta:character-count="2863" meta:non-whitespace-character-count="2453"/>
    <meta:generator>LibreOfficeDev/6.0.5.2$Linux_X86_64 LibreOffice_project/</meta:generator>
  </office:meta>
</office:document-meta>
</file>